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s Shinigami-chan... protecting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"What... What of the Demon Portal?"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Mgh... we were too late...!"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"We do not have time to explain; we need to
leave this place at once!!"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"It is too dangerous here! Quickly, with me!!"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8T16:13:45+02:00</meta:creation-date>
    <dc:date>2020-05-08T16:13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